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76a" officeooo:paragraph-rsid="000457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01 link</text:p>
      <text:p text:style-name="Standard">https://github.com/BhathiyaVandebona/SCS2204-Scala-tutorials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3:06:44.780705779</meta:creation-date>
    <dc:date>2022-07-11T13:08:58.937628341</dc:date>
    <meta:editing-duration>PT2M16S</meta:editing-duration>
    <meta:editing-cycles>1</meta:editing-cycles>
    <meta:generator>LibreOffice/7.3.4.2$Linux_X86_64 LibreOffice_project/30$Build-2</meta:generator>
    <meta:document-statistic meta:table-count="0" meta:image-count="0" meta:object-count="0" meta:page-count="1" meta:paragraph-count="2" meta:word-count="4" meta:character-count="84" meta:non-whitespace-character-count="81"/>
  </office:meta>
</office:document-meta>
</file>